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ff333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5">OK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5">GERER variable suscess ds Diag activité SysML</text:p>
            <text:p text:style-name="P5"/>
            <text:p text:style-name="P5">OK RmDV. Faut juste enlever la bricole de décalage de 12. Taffer côter KEIL pour permettre un affinage de la durée. Par exemple sur 1mn. Puis sur 1h...</text:p>
            <text:p text:style-name="P5"/>
            <text:p text:style-name="P5">!! tout passer en int pour passer 9h !! reprendre en profondeur la gestion time stamp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5">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5">??</text:p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5">OK</text:p>
          </table:table-cell>
        </table:table-row>
        <table:table-row>
          <table:table-cell table:style-name="Tableau1.A2" office:value-type="string">
            <text:p text:style-name="P5">Réseau FSK <text:s/>SGw : bouton Wup change d'affichage. Faire plusieurs mode exemple</text:p>
            <text:p text:style-name="P5"><text:span text:style-name="T3">Mode test </text:span>: <text:s/>D1:00 <text:s/>D2:65 D3:10 <text:s text:c="3"/>D4:99 D5: 00</text:p>
            <text:p text:style-name="P5"><text:span text:style-name="T3">Mode normal :</text:span> </text:p>
            <text:p text:style-name="P5">-Date HMI</text:p>
            <text:p text:style-name="P6">Mode rmDv</text:p>
            <text:p text:style-name="P5">-Date Stamp</text:p>
            <text:p text:style-name="P5">-Temp status ex <text:span text:style-name="T2">Salon 18,5/Tr1 </text:span>ou <text:span text:style-name="T2">Entr 18,5/OK</text:span></text:p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7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2</text:page-number>/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15T00:27:28.84</dc:date>
    <meta:editing-duration>P9DT7M31S</meta:editing-duration>
    <meta:editing-cycles>165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2" meta:paragraph-count="27" meta:word-count="217" meta:character-count="1236"/>
    <meta:user-defined meta:name="Info 1"/>
    <meta:user-defined meta:name="Info 2"/>
    <meta:user-defined meta:name="Info 3"/>
    <meta:user-defined meta:name="Info 4"/>
  </office:meta>
</office:document-meta>
</file>